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P6" style:family="paragraph" style:parent-style-name="Standard">
      <style:text-properties officeooo:rsid="000f9179" officeooo:paragraph-rsid="000f9179"/>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f9179" fo:background-color="transparent" loext:char-shading-value="0"/>
    </style:style>
    <style:style style:name="T12" style:family="text">
      <style:text-properties officeooo:rsid="000e4f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3"><text:span text:style-name="T9">“No, they will be carried out by a nurse at the clinic, but the councillor will sort out the appointments.”</text:span></text:p>
      <text:p text:style-name="P3"><text:soft-page-break/><text:span text:style-name="T9">“Right thank you doctor” She stood ready to leave, “lets go Megan”</text:span></text:p>
      <text:p text:style-name="P4"><text:span text:style-name="T5">Slowly she stood up and as her mother put her arm over her shoulder to escort her to the door, she proceeded slowly to the exit.</text:span></text:p>
      <text:p text:style-name="P4">“<text:span text:style-name="T12">Mrs Menzies ...” he paused, coughed and then “it'll be best to assume the tests are right and then … well if there has been a mistake then ...”</text:span></text:p>
      <text:p text:style-name="P4">“<text:span text:style-name="T12">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span text:style-name="T11">in the car the older of the two mothers breathed out heavily between pursed lips. <text:s/>Stared fixedly at the road ahead, placed the key in the ignition, but just before she turned the key she was interrupted</text:span></text:p>
      <text:p text:style-name="P5"><text:span text:style-name="T11">“mum” </text:span></text:p>
      <text:p text:style-name="P6"><text:span text:style-name="T5">silence</text:span></text:p>
      <text:p text:style-name="P6"><text:span text:style-name="T5">“mum what does being pregnant feel like?”</text:span></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24:39.624439935</dc:date>
    <meta:editing-cycles>14</meta:editing-cycles>
    <meta:editing-duration>PT1H31M34S</meta:editing-duration>
    <dc:creator>Pete Curati</dc:creator>
    <meta:document-statistic meta:table-count="0" meta:image-count="0" meta:object-count="0" meta:page-count="2" meta:paragraph-count="20" meta:word-count="814" meta:character-count="4384" meta:non-whitespace-character-count="3566"/>
    <meta:user-defined meta:name="Info 1"/>
    <meta:user-defined meta:name="Info 2"/>
    <meta:user-defined meta:name="Info 3"/>
    <meta:user-defined meta:name="Info 4"/>
  </office:meta>
</office:document-meta>
</file>